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58.5mm" svg:y="687.65mm">
            <loext:p draw:notify-on-update-of-ranges="'F3.0_BOM'.D149:'F3.0_BOM'.D151 'F3.0_BOM'.C149:'F3.0_BOM'.C1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2"/>
        <table:table-column table:style-name="co5" table:default-cell-style-name="ce15"/>
        <table:table-column table:style-name="co6" table:default-cell-style-name="ce16"/>
        <table:table-column table:style-name="co7" table:number-columns-repeated="2" table:default-cell-style-name="ce16"/>
        <table:table-column table:style-name="co7" table:default-cell-style-name="ce19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2"/>
        <table:table-column table:style-name="co11" table:default-cell-style-name="ce16"/>
        <table:table-column table:style-name="co12" table:default-cell-style-name="ce16"/>
        <table:table-column table:style-name="co13" table:default-cell-style-name="ce22"/>
        <table:table-column table:style-name="co14" table:default-cell-style-name="ce16"/>
        <table:table-column table:style-name="co8" table:default-cell-style-name="ce16"/>
        <table:table-column table:style-name="co15" table:default-cell-style-name="ce22"/>
        <table:table-column table:style-name="co16" table:default-cell-style-name="ce16"/>
        <table:table-column table:style-name="co17" table:default-cell-style-name="ce16"/>
        <table:table-column table:style-name="co18" table:number-columns-repeated="2" table:default-cell-style-name="ce16"/>
        <table:table-column table:style-name="co18" table:default-cell-style-name="ce22"/>
        <table:table-column table:style-name="co19" table:default-cell-style-name="ce22"/>
        <table:table-column table:style-name="co20" table:default-cell-style-name="ce16"/>
        <table:table-column table:style-name="co21" table:default-cell-style-name="ce12"/>
        <table:table-column table:style-name="co22" table:default-cell-style-name="ce16"/>
        <table:table-column table:style-name="co23" table:default-cell-style-name="ce12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4" table:number-columns-repeated="990" table:default-cell-style-name="ce29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T (alim ex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3" table:number-rows-spanned="1">
            <text:p>Base</text:p>
          </table:table-cell>
          <table:covered-table-cell table:number-columns-repeated="2"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Zone ELEC</text:p>
          </table:table-cell>
          <table:covered-table-cell table:number-columns-repeated="2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7"/>
        </table:table-row>
        <table:table-row table:style-name="ro1">
          <table:table-cell table:style-name="ce2" table:formula="of:=SUM([.A3:.A94])" office:value-type="float" office:value="622.1" calcext:value-type="float">
            <text:p>622,1</text:p>
          </table:table-cell>
          <table:table-cell table:style-name="ce2" table:formula="of:=SUM([.B3:.B94])" office:value-type="float" office:value="433.88" calcext:value-type="float">
            <text:p>433,88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4.0</text:p>
          </table:table-cell>
          <table:table-cell table:formula="of:=SUM([.E3:.E94])" office:value-type="float" office:value="314.6" calcext:value-type="float">
            <text:p>314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Panneaux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8"/>
          <table:table-cell table:number-columns-repeated="2"/>
        </table:table-row>
        <table:table-row table:style-name="ro1">
          <table:covered-table-cell table:number-columns-repeated="3"/>
          <table:table-cell office:value-type="string" calcext:value-type="string">
            <text:p>M4 écrou-T (paquet de 100)</text:p>
          </table:table-cell>
          <table:table-cell table:formula="of:=SUM([.F5:.Z5])"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8:.Z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7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9:.Z9])"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0:.Z10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1:.Z11]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2:.Z1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  <table:table-cell table:style-name="ce27"/>
          <table:table-cell table:style-name="ce29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3:.Z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4:.Z14])" office:value-type="float" office:value="10" calcext:value-type="float">
            <text:p>1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5:.Z15])" office:value-type="float" office:value="9" calcext:value-type="float">
            <text:p>9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6:.Z1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7:.Z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8:.Z18])" office:value-type="float" office:value="11" calcext:value-type="float">
            <text:p>1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9:.Z19])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20:.Z20]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2:.Z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3:.Z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4:.Z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6:.Z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27:.Z2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28:.Z2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34" table:number-columns-repeated="988"/>
          <table:table-cell table:number-columns-repeated="2"/>
        </table:table-row>
        <table:table-row table:style-name="ro3">
          <table:table-cell office:value-type="float" office:value="70" calcext:value-type="float" table:number-columns-spanned="1" table:number-rows-spanned="8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9:.Z29]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6"/>
        </table:table-row>
        <table:table-row table:style-name="ro3">
          <table:covered-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30:.Z30]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1:.Z31]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covered-table-cell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3:.Z33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3">
          <table:covered-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4:.Z34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5:.Z35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8"/>
          <table:table-cell table:number-columns-repeated="2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5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2:.Z42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5"/>
        </table:table-row>
        <table:table-row table:style-name="ro2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3:.Z43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7"/>
        </table:table-row>
        <table:table-row table:style-name="ro2">
          <table:covered-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7"/>
        </table:table-row>
        <table:table-row table:style-name="ro3">
          <table:table-cell office:value-type="float" office:value="40" calcext:value-type="float" table:number-columns-spanned="1" table:number-rows-spanned="6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5:.Z45])"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6:.Z4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47:.Z47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48:.Z4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49:.Z49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5"/>
        </table:table-row>
        <table:table-row table:style-name="ro3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0:.Z50])"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5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1:.Z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53:.Z53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59:.Z59]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F62:.Z62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4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external</text:p>
          </table:table-cell>
          <table:table-cell table:formula="of:=SUM([.F63:.Z63])" office:value-type="float" office:value="1" calcext:value-type="float">
            <text:p>1</text:p>
          </table:table-cell>
          <table:table-cell table:style-name="ce17" table:number-columns-repeated="3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</text:p>
          </table:table-cell>
          <table:table-cell table:formula="of:=SUM([.F64:.Z64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hariot-Y centre (PET ou greenTEC)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F68:.Z6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F69:.Z69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F71:.Z7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F72:.Z7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F73:.Z73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F74:.Z74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F75:.Z75]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8"/>
          <table:table-cell table:style-name="ce16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F76:.Z7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F77:.Z77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F78:.Z78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F79:.Z79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F80:.Z80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F81:.Z81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F83:.Z8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F85:.Z85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F86:.Z86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F87:.Z8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34"/>
          <table:table-cell table:style-name="ce16" table:number-columns-repeated="98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4:.Z9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9"/>
          <table:table-cell table:style-name="ce12" table:number-columns-repeated="988"/>
          <table:table-cell table:number-columns-repeated="2"/>
        </table:table-row>
        <table:table-row table:style-name="ro1">
          <table:table-cell table:style-name="ce5"/>
          <table:table-cell/>
          <table:table-cell table:style-name="ce5"/>
          <table:table-cell table:style-name="ce14" table:number-columns-repeated="5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7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6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.9" calcext:value-type="float">
            <text:p>5,9</text:p>
          </table:table-cell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0.8A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1.33A 2200gr – 09° (220gr)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office:value-type="string" calcext:value-type="string">
            <text:p>Nema17 – 40mm – 1.68A xx00gr – 09° (pour E?) (2x0gr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number-columns-repeated="19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ma14 – HY0007 – 1.25A 900gr – 30cm (180gr)</text:p>
          </table:table-cell>
          <table:table-cell table:number-columns-repeated="23"/>
          <table:table-cell table:style-name="ce27"/>
          <table:table-cell table:number-columns-repeated="6"/>
          <table:table-cell table:style-name="ce35" table:number-columns-repeated="98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4"/>
          <table:table-cell table:style-name="ce29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09:41:08.6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8-01-19T11:48:58.898000000</dc:date>
    <meta:print-date>2015-08-14T12:58:27Z</meta:print-date>
    <meta:editing-duration>P1DT23H12M49S</meta:editing-duration>
    <meta:editing-cycles>139</meta:editing-cycles>
    <meta:document-statistic meta:table-count="1" meta:cell-count="5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style-name="ch1">
        <chart:legend chart:legend-position="end" svg:x="6.248cm" svg:y="1.467cm" style:legend-expansion="high" chart:style-name="ch2"/>
        <chart:plot-area chart:style-name="ch3" table:cell-range-address="'F3.0_BOM'.C149:'F3.0_BOM'.D151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D149:'F3.0_BOM'.D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C149:'F3.0_BOM'.C15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D149:'F3.0_BOM'.D151</svg:desc>
                </draw:g>
              </table:table-cell>
              <table:table-cell office:value-type="float" office:value="16">
                <text:p>16</text:p>
                <draw:g>
                  <svg:desc>'F3.0_BOM'.C149:'F3.0_BOM'.C151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